
<file path=META-INF/manifest.xml><?xml version="1.0" encoding="utf-8"?>
<manifest:manifest xmlns:manifest="urn:oasis:names:tc:opendocument:xmlns:manifest:1.0">
  <manifest:file-entry manifest:media-type="application/vnd.oasis.opendocument.text-template"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16800000A0732EB6A1F.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3" svg:font-family="Arial"/>
    <style:font-face style:name="OpenSymbol" svg:font-family="OpenSymbol"/>
    <style:font-face style:name="Arial1" svg:font-family="Arial" style:font-adornments="Regular" style:font-family-generic="swiss"/>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adornments="Regular"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Title" style:master-page-name="Portrait_2c__20_3_2f_4_22__20_margins">
      <style:paragraph-properties style:page-number="auto"/>
    </style:style>
    <style:style style:name="T1"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sheet management</text:p>
      <text:p text:style-name="Subtitle"><text:a xlink:type="simple" xlink:href="mailto:someonesdad1@gmail.com">someonesdad1@gmail.com</text:a> 2 Jun 2014</text:p>
      <text:p text:style-name="xx_20__28_needs_20_attention_29_">Package needs: <text:s/>ds.py, abspath.py, _goto.py</text:p>
      <text:p text:style-name="Text_20_body">I keep a directory on my computer called <text:span text:style-name="Code">manuals</text:span> that has the following subdirectories: <text:s/><text:span text:style-name="Code">app_notes</text:span>, <text:s/><text:span text:style-name="Code">catalogs</text:span>, <text:span text:style-name="Code">datasheets</text:span>, and <text:span text:style-name="Code">manuals</text:span>. <text:s/>Here are a few of the files in these directories:</text:p>
      <text:p text:style-name="Code">./app_notes/AC_power_source_analyzer.pdf</text:p>
      <text:p text:style-name="Code">./app_notes/DMM_errors_1.pdf</text:p>
      <text:p text:style-name="Code">./app_notes/HP_Journal_Jan1964_3400A.pdf</text:p>
      <text:p text:style-name="Code">./catalogs/06_PomonaCatalog.pdf</text:p>
      <text:p text:style-name="Code">./catalogs/2007MeyerGageCatalog-2.pdf</text:p>
      <text:p text:style-name="Code">./catalogs/Agilent_multimeters.pdf</text:p>
      <text:p text:style-name="Code">./datasheets/1N4148_diode.pdf</text:p>
      <text:p text:style-name="Code">./datasheets/2N2222_npn_transistor.pdf</text:p>
      <text:p text:style-name="Code">./datasheets/batteries/EN_AA_alk_battery.pdf</text:p>
      <text:p text:style-name="Code">./manuals/Bosch_laser_rangefinder.pdf</text:p>
      <text:p text:style-name="Code">./manuals/Dixon_lawn_mower_ZTR3362/1997_mower_manual.pdf</text:p>
      <text:p text:style-name="Code">./manuals/Wavetek_144.pdf</text:p>
      <text:p text:style-name="Code_20_end">./manuals/calculators/hp15c.pdf</text:p>
      <text:p text:style-name="Text_20_body">Over the years I've collected around 1000 data sheets, manuals, and catalogs. <text:s/>When I'm working on something interesting, it's a pain to have to stop and go look for a manual or datasheet. <text:s/>This led me a number of years ago to write the <text:span text:style-name="Code">ds.py</text:span> script, which is a python script that will search the manual and datasheet directories for files matching a particular regular expression. <text:s/>For example, if I want to see the manual for my HP 3400 RMS voltmeter, I type the command<text:note text:id="ftn1" text:note-class="footnote"><text:note-citation>1</text:note-citation><text:note-body><text:p text:style-name="Footnote">I use an alias or shell script to launch the python file.</text:p></text:note-body></text:note> <text:span text:style-name="Code">ds 3400</text:span> and I'm prompted as follows:</text:p>
      <text:p text:style-name="Text_20_body"><draw:frame draw:style-name="fr1" draw:name="graphics1" text:anchor-type="paragraph" svg:width="4.9799in" svg:height="1.0102in" draw:z-index="0"><draw:image xlink:href="Pictures/200000070000316800000A0732EB6A1F.svm" xlink:type="simple" xlink:show="embed" xlink:actuate="onLoad"/></draw:frame>I'm presented with a list of matches (the matching text is highlighted) and I type the number in for the particular document I want to see. <text:s/>In this case, I'd type in <text:span text:style-name="Code">3</text:span>. <text:s/>Then the <text:span text:style-name="Code">manuals/hp/3400A_RMS_voltmeter.pdf</text:span> file would be opened. <text:s/>This is done in conjunction with an <text:span text:style-name="Code">app.exe</text:span> program that launches a file with its registered application. <text:s/>See the appendix <text:span text:style-name="Section"><text:bookmark-ref text:reference-format="text" text:ref-name="__RefHeading__190_1271913600">Appendix 1:  app.exe</text:bookmark-ref></text:span> <text:bookmark-ref text:reference-format="direction" text:ref-name="__RefHeading__190_1271913600">below</text:bookmark-ref> for how to build it if you don't want to use the Windows executable I include in the package.</text:p>
      <text:p text:style-name="Text_20_body">When there's only one match for a file, it is automatically opened. <text:s/>It's fast and requires little thought, so you'll probably find you use it quite a bit. <text:s/>Of course, it can be used to find and open any set of files that have a registered application, so it's not limited to e.g. PDF files. <text:s/>I use a similar technique to open various project files and documents I'm working on. <text:s/></text:p>
      <text:p text:style-name="Text_20_body">The last time I was on a Linux box I was able to do similar things, although there's a way of launching things with the registered application directly without needing to compile a program (I've forgotten the details). <text:s/>Thus, you may have to do a small amount of hacking on the <text:span text:style-name="Code">ds.py</text:span> script to get it working on your machine, but it will be worth it because it will save you time browsing for files. <text:s/>This is one of those situations where it's faster using a console script than e.g. opening up an Explorer window and looking for the file you want.</text:p>
      <text:p text:style-name="Text_20_body">I also use a copy of this script named <text:span text:style-name="Code">eb.py</text:span> to find various ebooks I keep on my system. <text:s/>I have thousands of ebooks and I just have to remember to give their file names descriptive titles. <text:s/>These <text:soft-page-break/>two utilities (really, they're the same basic script) save me a lot of time from having to look for things. <text:s/>Usually, when I'm looking for a manual on e.g. an instrument, I just type <text:span text:style-name="Code">ds model_number</text:span> and I'm reading the manual file in about half a second after I type the command. <text:s/>There's no GUI tool that would be anywhere near as fast because you'd have to move your hand to the mouse and find an icon somewhere.</text:p>
      <text:h text:style-name="Heading_20_1" text:outline-level="1">What you need to use it</text:h>
      <text:p text:style-name="Text_20_body">The coloring of the screen is done by a python module called <text:span text:style-name="Code">WConio</text:span>. <text:s/>You can download the needed stuff from <text:a xlink:type="simple" xlink:href="http://newcenturycomputers.net/projects/wconio.html">http://newcenturycomputers.net/projects/wconio.html</text:a>. <text:s/>The installation will put two needed files into your python <text:span text:style-name="Code">Lib/site-packages</text:span> subdirectory (along with an <text:span text:style-name="Code">egg</text:span> file): <text:s/><text:span text:style-name="Code">WConio.py</text:span> and <text:span text:style-name="Code">_WConio.pyd</text:span>. <text:s/>I rename <text:span text:style-name="Code">WConio.py</text:span> to <text:span text:style-name="Code">wconio.py</text:span> so I can use import <text:span text:style-name="Code">wconio</text:span> in my scripts.</text:p>
      <text:p text:style-name="Text_20_body">If you don't want the color highlighting, it's easy to disable it in the <text:span text:style-name="Code">ds.py</text:span> script. <text:s/>Delete the import of <text:span text:style-name="Code">wconio</text:span>, <text:s/>comment out the lines containing color information, and comment out the functions <text:span text:style-name="Code">SetColors</text:span> and <text:span text:style-name="Code">fg</text:span> and the calls made to <text:span text:style-name="Code">fg</text:span> in <text:span text:style-name="Code">PrintMatch</text:span>.</text:p>
      <text:p text:style-name="Text_20_body">You'll also need to use a Windows program called <text:span text:style-name="Code">app.exe</text:span>; it's included in the package or you can build it yourself (see below).</text:p>
      <text:p text:style-name="Text_20_body">If you're not on a Windows system, you'll have to hack the <text:span text:style-name="Code">color.py</text:span> script to produce the desired output (should be simple because all that's really needed is the ability to set the screen colors that will be printed). <text:s/>And other environments like Linux come with the built-in ability to launch files with their registered application (I've forgotten the name of the command).</text:p>
      <text:h text:style-name="Heading_20_1" text:outline-level="1">How to set up the script</text:h>
      <text:p text:style-name="Text_20_body">The primary task you need to do is hard-code the directories you want searched for the files. <text:s/>To do this, you'll need to edit the <text:span text:style-name="Code">d["dir"]</text:span> tuple defined in <text:span text:style-name="Code">main()</text:span>. <text:s/></text:p>
      <text:p text:style-name="Text_20_body">The script will find all the files under the indicated directories. <text:s/>If you want to restrict the files to a particular type, you can edit the globbing patterns in the <text:span text:style-name="Code">GetFiles()</text:span> function. <text:s/>For example, to only list text files and PDF files, you could use the following code:</text:p>
      <text:p text:style-name="Code">f = [Normalize(i) for i in glob.glob(dir + "/*.txt")]</text:p>
      <text:p text:style-name="Code_20_end">f += [Normalize(i) for i in glob.glob(dir + "/*.pdf")]</text:p>
      <text:p text:style-name="Text_20_body">Note that the script only searches the indicated directories, not their subdirectories. <text:s/>It wouldn't be hard to add a recursive walk of each directory using <text:span text:style-name="Code">os.walk()</text:span>, but I wanted responsive behavior, so I limited the search to directories I knew contained the relevant files.</text:p>
      <text:p text:style-name="Text_20_body">The launching of the files with their registered application is done by the <text:span text:style-name="Code">app.exe</text:span> program. <text:s/>I've included a 32 bit Windows executable; if you don't like to run executables from other people, you can compile the <text:span text:style-name="Code">app.cpp</text:span> file with a C++ compiler.</text:p>
      <text:p text:style-name="Text_20_body">Once you've compiled the <text:span text:style-name="Code">app.exe</text:span> program (or use the executable I supply), you'll have to hard-code the path to it in the <text:span text:style-name="Code">ds.py</text:span> script. <text:s/>Near the bottom of the file are two lines containing <text:span text:style-name="Code">subprocess.Popen</text:span>; you'll want to change my <text:span text:style-name="Code">d:/don/bin/bat/app.exe</text:span> to your own path.</text:p>
      <text:h text:style-name="Heading_20_1" text:outline-level="1"><text:bookmark text:name="__RefHeading__190_1271913600"/>Appendix 1: <text:s/>app.exe<text:bookmark-end text:name="__RefHeading__190_1271913600"/></text:h>
      <text:p text:style-name="Text_20_body">If you're on a Windows system, you'll need to use the <text:span text:style-name="Code">app.exe</text:span> program to launch the selected file with its registered application. <text:s/>I've included the <text:span text:style-name="Code">app.cpp</text:span> file in the package and it should compile <text:s/>with most compilers. <text:s/>I originally tested it with the 3.2.2 MinGW g++ compiler and I believe the executable I've included in the package was compiled with the 3.4.5 MinGW compiler, which is what's current on my system (I rarely change compilers). <text:s/>I compressed it with the UPX executable 3.02w compressor.</text:p>
      <text:h text:style-name="Heading_20_1" text:outline-level="1"><text:soft-page-break/>Appendix 2: <text:s/>launching project files</text:h>
      <text:p text:style-name="Text_20_body">I use cygwin on my Windows XP system to give me a bash console window where I spend most of my time. <text:s/>If you have the <text:span text:style-name="Code">goto.py</text:span> script from <text:a xlink:type="simple" xlink:href="http://code.google.com/p/hobbyutil/">http://code.google.com/p/hobbyutil/</text:a>, you can use it to launch project files whose names are kept in a file. <text:s/>For example, I type the command <text:span text:style-name="Code">pr</text:span> in at the command line and I'm presented with a list of current project files to open. <text:s/>Here's my current list:</text:p>
      <text:p text:style-name="Code">--&gt; pr</text:p>
      <text:p text:style-name="Code"><text:s/>1 <text:s/>Lawn mower notes</text:p>
      <text:p text:style-name="Code"><text:s/>2 <text:s/>Continuity tester</text:p>
      <text:p text:style-name="Code"><text:s/>3 <text:s/>Color-coded tester</text:p>
      <text:p text:style-name="Code"><text:s/>4 <text:s/>Other continuity tester stuff</text:p>
      <text:p text:style-name="Code"><text:s/>5 <text:s/>Other electronic equipment ideas</text:p>
      <text:p text:style-name="Code"><text:s/>6 <text:s/>Ammeter</text:p>
      <text:p text:style-name="Code"><text:s/>7 <text:s/>Voltmeter</text:p>
      <text:p text:style-name="Code"><text:s/>8 <text:s/>Current source</text:p>
      <text:p text:style-name="Code"><text:s/>9 <text:s/>Logarithmic amplifier</text:p>
      <text:p text:style-name="Code">10 <text:s/>RMS</text:p>
      <text:p text:style-name="Code"/>
      <text:p text:style-name="Code">$ <text:s text:c="7"/>Product ideas</text:p>
      <text:p text:style-name="Code">ac <text:s text:c="6"/>Electrical Safety</text:p>
      <text:p text:style-name="Code">an <text:s text:c="6"/>Analytic geometry</text:p>
      <text:p text:style-name="Code">comp <text:s text:c="4"/>Components</text:p>
      <text:p text:style-name="Code">compc <text:s text:c="3"/>Component characterization</text:p>
      <text:p text:style-name="Code">etips <text:s text:c="3"/>Electronic tips</text:p>
      <text:p text:style-name="Code">id <text:s text:c="6"/>Ideas</text:p>
      <text:p text:style-name="Code">ide <text:s text:c="5"/>Electronic ideas</text:p>
      <text:p text:style-name="Code">ids <text:s text:c="5"/>Shop ideas</text:p>
      <text:p text:style-name="Code">l <text:s text:c="7"/>lapp CSV</text:p>
      <text:p text:style-name="Code">need <text:s text:c="4"/>Needed stuff</text:p>
      <text:p text:style-name="Code">not <text:s text:c="5"/>Notable</text:p>
      <text:p text:style-name="Code">proj <text:s text:c="4"/>Electronic projects</text:p>
      <text:p text:style-name="Code">sp <text:s text:c="6"/>Sprinklers</text:p>
      <text:p text:style-name="Code">t <text:s text:c="7"/>To do list</text:p>
      <text:p text:style-name="Code">tips <text:s text:c="4"/>General tips</text:p>
      <text:p text:style-name="Code">tips1 <text:s text:c="3"/>Tips, vol. 1</text:p>
      <text:p text:style-name="Code">unc <text:s text:c="5"/>Uncertainty</text:p>
      <text:p text:style-name="Code">wart <text:s text:c="4"/>Wall warts</text:p>
      <text:p text:style-name="Code">yard <text:s text:c="4"/>Yard tasks</text:p>
      <text:p text:style-name="Code_20_end">Selection?</text:p>
      <text:p text:style-name="Text_20_body">I can choose the top part of the listing by typing in an integer. <text:s/>The bottom part of the listing contains those items that I've defined aliases for, as I open them a lot. <text:s/>Here's a sample of the data file defining this list:</text:p>
      <text:p text:style-name="Code"># Magazine articles ! mag | d:/p/shop/MagazineArticles.ods</text:p>
      <text:p text:style-name="Code">Continuity tester | D:/p/electronics/projects/ContinuityTester.odt</text:p>
      <text:p text:style-name="Code_20_end">Ideas <text:span text:style-name="Code_2c__20_important">! id</text:span> | <text:a xlink:type="simple" xlink:href="../../../doc/ideas/ideas.odt">D:/p/doc/ideas/ideas.odt</text:a></text:p>
      <text:p text:style-name="Text_20_body">The continuity tester listing is numbered because it doesn't have an alias. <text:s/>The Ideas listing is given an alias, as shown by the red text. <text:s/></text:p>
      <text:p text:style-name="Text_20_body">One of the most important features is shown by the first line: <text:s/>this is an entry that is commented out because of the leading <text:span text:style-name="Code">#</text:span> symbol. <text:s/>But the "link" to the project file is still in that file -- thus, I can search that file for a particular project I was working on. <text:s/><text:span text:style-name="Important_2c__20_blue">I never can remember where the file is or what it was named, but I can quickly find it in the project's text file</text:span>. <text:s/>This feature has saved me a lot of time.</text:p>
      <text:p text:style-name="Text_20_body">Here are the two shell functions I use to launch this stuff:</text:p>
      <text:p text:style-name="Code"># Function to launch applications.</text:p>
      <text:p text:style-name="Code"># <text:s text:c="2"/>applaunch application <text:s text:c="4"/>Launches application</text:p>
      <text:p text:style-name="Code"># <text:s text:c="2"/>applaunch a appl <text:s text:c="9"/>Adds application appl to storage</text:p>
      <text:p text:style-name="Code"># <text:s text:c="2"/>applaunch e <text:s text:c="14"/>Edits the storage file</text:p>
      <text:p text:style-name="Code"># <text:s text:c="2"/>applaunch -t appl <text:s text:c="8"/>Check the paths in the file</text:p>
      <text:p text:style-name="Code"># <text:s text:c="2"/>applaunch v appl <text:s text:c="9"/>Use vi to edit the indicated appl</text:p>
      <text:p text:style-name="Code"># <text:s text:c="2"/>applaunch <text:s text:c="16"/>Requests an integer to launch a listed appl</text:p>
      <text:p text:style-name="Code"><text:soft-page-break/>#</text:p>
      <text:p text:style-name="Code"># Parameters:</text:p>
      <text:p text:style-name="Code"># <text:s text:c="2"/>1 <text:s text:c="2"/>name (used to make tmp file and rc file)</text:p>
      <text:p text:style-name="Code"/>
      <text:p text:style-name="Code">applaunch()</text:p>
      <text:p text:style-name="Code">{</text:p>
      <text:p text:style-name="Code"><text:s text:c="4"/>typeset tmp=$TMP/${1?Need name of rc file}.$$</text:p>
      <text:p text:style-name="Code"><text:s text:c="4"/>typeset dir</text:p>
      <text:p text:style-name="Code"><text:s text:c="4"/>typeset appfile="$CHOME/.${1}rc"</text:p>
      <text:p text:style-name="Code"><text:s text:c="4"/>typeset logfile="$CHOME/.${1}rc.log"</text:p>
      <text:p text:style-name="Code"><text:s text:c="4"/>typeset APP="$bb/app.exe"</text:p>
      <text:p text:style-name="Code"><text:s text:c="4"/>typeset edit=""</text:p>
      <text:p text:style-name="Code"><text:s text:c="4"/>typeset GOTO=_goto.py</text:p>
      <text:p text:style-name="Code"><text:s text:c="4"/>shift</text:p>
      <text:p text:style-name="Code"/>
      <text:p text:style-name="Code"><text:s text:c="4"/>if [ $# -eq 0 ] ; then</text:p>
      <text:p text:style-name="Code"><text:s text:c="8"/># If no arguments were given, use the rc file's entries &amp;</text:p>
      <text:p text:style-name="Code"><text:s text:c="8"/># prompt the user.</text:p>
      <text:p text:style-name="Code"><text:s text:c="8"/>appl="$($PYTHON $PYTHONPGM/$GOTO -c $appfile 0)"</text:p>
      <text:p text:style-name="Code"><text:s text:c="8"/>[ "$appl" = "" ] &amp;&amp; return</text:p>
      <text:p text:style-name="Code"><text:s text:c="4"/>else</text:p>
      <text:p text:style-name="Code"><text:s text:c="8"/>if [ "$1" = "-t" ] ; then</text:p>
      <text:p text:style-name="Code"><text:s text:c="12"/># Check the paths in the file</text:p>
      <text:p text:style-name="Code"><text:s text:c="12"/>$PYTHON $PYTHONPGM/$GOTO -t $appfile</text:p>
      <text:p text:style-name="Code"><text:s text:c="12"/>return</text:p>
      <text:p text:style-name="Code"><text:s text:c="8"/>fi</text:p>
      <text:p text:style-name="Code"><text:s text:c="8"/>case $1 in</text:p>
      <text:p text:style-name="Code"><text:s text:c="12"/>a|add) # Add application to beginning of file</text:p>
      <text:p text:style-name="Code"><text:s text:c="16"/>echo $($PYTHON $PYTHONPGM/abspath.py ${2?Need a file name}) &gt;$tmp</text:p>
      <text:p text:style-name="Code"><text:s text:c="16"/>cat $appfile &gt;&gt;$tmp</text:p>
      <text:p text:style-name="Code"><text:s text:c="16"/>cp $appfile $HOME/.bup/${1}.$$ <text:s/># Make a backup copy</text:p>
      <text:p text:style-name="Code"><text:s text:c="16"/>mv $tmp $appfile</text:p>
      <text:p text:style-name="Code"><text:s text:c="16"/>return;;</text:p>
      <text:p text:style-name="Code"><text:s text:c="12"/>e|ed|edit) # Edit the storage file</text:p>
      <text:p text:style-name="Code"><text:s text:c="16"/>$EDITOR $appfile</text:p>
      <text:p text:style-name="Code"><text:s text:c="16"/>return;;</text:p>
      <text:p text:style-name="Code"><text:s text:c="12"/>S) # Search the config file for a string</text:p>
      <text:p text:style-name="Code"><text:s text:c="16"/>grep -i $2 $appfile</text:p>
      <text:p text:style-name="Code"><text:s text:c="16"/>return;;</text:p>
      <text:p text:style-name="Code"><text:s text:c="12"/>v) # Edit the application with vi</text:p>
      <text:p text:style-name="Code"><text:s text:c="18"/>edit="yes"</text:p>
      <text:p text:style-name="Code"><text:s text:c="18"/>appl="$($PYTHON $PYTHONPGM/$GOTO -c $appfile 0)";;</text:p>
      <text:p text:style-name="Code"><text:s text:c="12"/>*) <text:s text:c="3"/>typeset path="$($PYTHON $PYTHONPGM/abspath.py $1)"</text:p>
      <text:p text:style-name="Code"><text:s text:c="18"/>if [ -r "$path" ] ; then</text:p>
      <text:p text:style-name="Code"><text:s text:c="22"/>echo "$(dt) $path" &gt;&gt;$logfile</text:p>
      <text:p text:style-name="Code"><text:s text:c="22"/>$APP -a open "$path"</text:p>
      <text:p text:style-name="Code"><text:s text:c="18"/>else</text:p>
      <text:p text:style-name="Code"><text:s text:c="22"/>appl="$($PYTHON $PYTHONPGM/$GOTO -c $appfile $1)"</text:p>
      <text:p text:style-name="Code"><text:s text:c="22"/>echo "$appl $path" &gt;&gt;$logfile</text:p>
      <text:p text:style-name="Code"><text:s text:c="22"/>[ "$appl" = "" ] &amp;&amp; return</text:p>
      <text:p text:style-name="Code"><text:s text:c="22"/>$APP -a open "$appl"</text:p>
      <text:p text:style-name="Code"><text:s text:c="18"/>fi</text:p>
      <text:p text:style-name="Code"><text:s text:c="18"/>return;;</text:p>
      <text:p text:style-name="Code"><text:s text:c="8"/>esac</text:p>
      <text:p text:style-name="Code"><text:s text:c="4"/>fi</text:p>
      <text:p text:style-name="Code"><text:s text:c="4"/>if [ "$edit" = "yes" ] ; then</text:p>
      <text:p text:style-name="Code"><text:s text:c="8"/>$EDITOR $appl</text:p>
      <text:p text:style-name="Code"><text:s text:c="8"/>return</text:p>
      <text:p text:style-name="Code"><text:s text:c="4"/>fi</text:p>
      <text:p text:style-name="Code"><text:s text:c="4"/>[ "$appl" = "" ] &amp;&amp; return</text:p>
      <text:p text:style-name="Code"><text:s text:c="4"/>$APP -a open "$appl"</text:p>
      <text:p text:style-name="Code">}</text:p>
      <text:p text:style-name="Code"/>
      <text:p text:style-name="Code">pr()</text:p>
      <text:p text:style-name="Code">{</text:p>
      <text:p text:style-name="Code"><text:s text:c="4"/>applaunch project "$@" </text:p>
      <text:p text:style-name="Code_20_end">}</text:p>
      <text:p text:style-name="Text_20_body"><text:soft-page-break/>The <text:span text:style-name="Code">pr</text:span> command has some options. <text:s/>One of the more useful is the <text:span text:style-name="Code">-t</text:span> option, which requests the script to check that each of the files is readable and print out any that are not (e.g., because you've moved or renamed the file.</text:p>
      <text:p text:style-name="Text_20_body">Another command is <text:span text:style-name="Code">pr a filename</text:span> which adds a file to the front of the file (the logic is it's something you're currently working on, so you'd want to see it listed first by being at the front of the file). <text:s/>I use <text:span text:style-name="Code">pr e</text:span> to call the file up in my editor. <text:s/>The most frequent use is to type <text:span text:style-name="Code">pr</text:span> to be prompted for which file I want to open or e.g. <text:span text:style-name="Code">pr t</text:span> to open my todo list (an alias or number can be typed on the command line and the relevant file will be opened without prompting). <text:s/>The <text:span text:style-name="Code">pr S</text:span> command lets you search the data file for a regular expression and prints out any matches in color; it uses <text:span text:style-name="Code">grep</text:span> to do this, so you'll need to be in a UNIX-like environment (the GNU <text:span text:style-name="Code">grep</text:span> command will do color-highlighting when it's configured properly and this is a very useful fe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3" svg:font-family="Arial"/>
    <style:font-face style:name="OpenSymbol" svg:font-family="OpenSymbol"/>
    <style:font-face style:name="Arial1" svg:font-family="Arial" style:font-adornments="Regular" style:font-family-generic="swiss"/>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adornments="Regular"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style>
    <style:style style:name="Heading" style:family="paragraph" style:parent-style-name="Standard" style:next-style-name="Text_20_body" style:class="text" style:master-page-name="">
      <style:paragraph-properties fo:margin-top="0.0598in" fo:margin-bottom="0.0598in"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0.2in" fo:margin-right="0in" fo:margin-top="0in" fo:margin-bottom="0.0598in" fo:text-indent="0in" style:auto-text-indent="false"/>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1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class="text" style:master-page-name="">
      <style:paragraph-properties fo:margin-top="0.1in" fo:margin-bottom="0.1in" fo:text-align="center" style:justify-single-word="false" style:page-number="auto" fo:background-color="#e6e6e6">
        <style:background-image/>
      </style:paragraph-properties>
      <style:text-properties style:font-size-rel="5pt" fo:font-weight="bold"/>
    </style:style>
    <style:style style:name="Heading_20_2" style:display-name="Heading 2" style:family="paragraph" style:parent-style-name="Heading_20_1" style:next-style-name="Text_20_body" style:default-outline-level="2" style:class="text">
      <style:paragraph-properties fo:margin-left="0in" fo:margin-right="0in" fo:margin-top="0.0799in" fo:margin-bottom="0.0799in" fo:text-align="start" style:justify-single-word="false" fo:text-indent="0in"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05in" fo:margin-right="0in" fo:margin-top="0.0799in" fo:margin-bottom="0.0799in" fo:text-indent="0in"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0.1in" fo:margin-right="0in" fo:margin-top="0.0598in" fo:margin-bottom="0.0598in" fo:text-indent="0in"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0.15in" fo:margin-right="0in" fo:margin-top="0.0598in" fo:margin-bottom="0.0598in" fo:text-indent="0in"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paragraph-properties fo:margin-left="0.2in" fo:margin-right="0in" fo:margin-top="0.0598in" fo:margin-bottom="0.0598in" fo:text-indent="0in"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0.25in" fo:margin-right="0in" fo:margin-top="0.0598in" fo:margin-bottom="0.0598in" fo:text-indent="0in"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0.3in" fo:margin-right="0in" fo:margin-top="0.0598in" fo:margin-bottom="0.0598in" fo:text-indent="0in"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0.35in" fo:margin-right="0in" fo:margin-top="0.0598in" fo:margin-bottom="0.0598in" fo:text-indent="0in"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in" fo:margin-bottom="0.5in" fo:text-align="center" style:justify-single-word="false"/>
      <style:text-properties fo:font-size="67%" fo:font-style="normal" fo:font-weight="normal" style:font-size-asian="14pt" style:font-style-asian="italic" style:font-size-complex="14pt" style:font-style-complex="italic"/>
    </style:style>
    <style:style style:name="Aside" style:family="paragraph" style:parent-style-name="Text_20_body">
      <style:paragraph-properties fo:margin-left="0.4in" fo:margin-right="0.2in" fo:text-indent="0in" style:auto-text-indent="false" fo:background-color="transparent">
        <style:background-image/>
      </style:paragraph-properties>
      <style:text-properties fo:font-size="11pt"/>
    </style:style>
    <style:style style:name="Code" style:family="paragraph" style:parent-style-name="Standard">
      <style:paragraph-properties fo:margin-left="0.4in" fo:margin-right="0in" fo:margin-top="0in" fo:margin-bottom="0in" fo:text-indent="0in" style:auto-text-indent="false"/>
      <style:text-properties fo:color="#00538d" style:font-name="Lucida Console" fo:font-size="10pt" fo:language="zxx" fo:country="none"/>
    </style:style>
    <style:style style:name="Code_20_end" style:display-name="Code end" style:family="paragraph" style:parent-style-name="Code">
      <style:paragraph-properties fo:margin-top="0in" fo:margin-bottom="0.0598in"/>
    </style:style>
    <style:style style:name="Code_2c__20_comment_20__28_different_20_color_29_" style:display-name="Code, comment (different color)" style:family="paragraph" style:parent-style-name="Code">
      <style:text-properties fo:color="#d63247"/>
    </style:style>
    <style:style style:name="Equation" style:family="paragraph" style:parent-style-name="Text_20_body">
      <style:paragraph-properties fo:text-align="center" style:justify-single-word="false"/>
      <style:text-properties fo:language="zxx" fo:country="none"/>
    </style:style>
    <style:style style:name="Indented" style:family="paragraph" style:parent-style-name="Text_20_body" style:class="text">
      <style:paragraph-properties fo:margin-left="0.4in" fo:margin-right="0in" fo:text-indent="0in" style:auto-text-indent="false"/>
    </style:style>
    <style:style style:name="Lesson" style:family="paragraph" style:parent-style-name="Text_20_body" style:class="text" style:master-page-name="">
      <style:paragraph-properties fo:margin-left="0.4in" fo:margin-right="0.2in" fo:text-indent="0in" style:auto-text-indent="false" style:page-number="auto" fo:background-color="#ffffcc" fo:padding="0.0201in" fo:border="0.0071in solid #000000" style:shadow="none">
        <style:background-image/>
      </style:paragraph-properties>
    </style:style>
    <style:style style:name="Reference" style:family="paragraph" style:parent-style-name="Standard" style:class="text">
      <style:paragraph-properties fo:margin-top="0in" fo:margin-bottom="0.0402in" style:shadow="none"/>
    </style:style>
    <style:style style:name="Where" style:family="paragraph" style:parent-style-name="Text_20_body" style:class="text">
      <style:paragraph-properties fo:margin-left="0.5in" fo:margin-right="0in" fo:margin-top="0in" fo:margin-bottom="0in" fo:text-indent="0in" style:auto-text-indent="false"/>
    </style:style>
    <style:style style:name="Where_20_end" style:display-name="Where end" style:family="paragraph" style:parent-style-name="Where" style:class="text">
      <style:paragraph-properties fo:margin-left="0.5in" fo:margin-right="0in" fo:margin-top="0in" fo:margin-bottom="0.0598in" fo:text-indent="0in" style:auto-text-indent="false"/>
    </style:style>
    <style:style style:name="xx_20__28_needs_20_attention_29_" style:display-name="xx (needs attention)" style:family="paragraph" style:parent-style-name="Text_20_body" style:class="text">
      <style:paragraph-properties fo:background-color="#ffff99">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in" fo:margin-bottom="0in"/>
    </style:style>
    <style:style style:name="Numbered_2c__20_normal" style:display-name="Numbered, normal" style:family="paragraph" style:parent-style-name="Bullets_2c__20_diamond_2c__20_normal" style:list-style-name="Numbered"/>
    <style:style style:name="Numbered_2c__20_tight" style:display-name="Numbered, tight" style:family="paragraph" style:parent-style-name="Bullets_2c__20_diamond_2c__20_tight" style:list-style-name="Numbered"/>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_20_9" style:next-style-name="Text_20_body" style:default-outline-level="10" style:class="text">
      <style:paragraph-properties fo:margin-left="0.4in" fo:margin-right="0in" fo:margin-top="0.0598in" fo:margin-bottom="0.0598in" fo:text-indent="0in"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in" fo:margin-bottom="0in"/>
    </style:style>
    <style:style style:name="Text_20_body_2c__20_no_20_space_20_after" style:display-name="Text body, no space after" style:family="paragraph" style:parent-style-name="Text_20_body">
      <style:paragraph-properties fo:margin-top="0in" fo:margin-bottom="0in"/>
    </style:style>
    <style:style style:name="Figure" style:family="paragraph" style:parent-style-name="Caption">
      <style:paragraph-properties fo:text-align="center" style:justify-single-word="false"/>
      <style:text-properties fo:font-style="normal" fo:font-weight="bold"/>
    </style:style>
    <style:style style:name="Quote" style:family="paragraph" style:parent-style-name="Text_20_body">
      <style:paragraph-properties fo:margin-left="0.3in" fo:margin-right="0in" fo:text-indent="0in" style:auto-text-indent="false"/>
      <style:text-properties fo:color="#000080" fo:font-style="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ook_20_title" style:display-name="Book title" style:family="text" style:parent-style-name="Default_2c__20_custom">
      <style:text-properties fo:font-style="italic"/>
    </style:style>
    <style:style style:name="Code" style:family="text" style:parent-style-name="Default_2c__20_custom">
      <style:text-properties fo:color="#00538d" style:font-name="Lucida Console" style:font-size-rel="-1pt" fo:language="zxx" fo:country="none"/>
    </style:style>
    <style:style style:name="Code_2c__20_important" style:display-name="Code, important" style:family="text" style:parent-style-name="Code">
      <style:text-properties fo:color="#d63247"/>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Keyword" style:family="text" style:parent-style-name="Default_2c__20_custom">
      <style:text-properties fo:color="#008080" fo:font-weight="bold"/>
    </style:style>
    <style:style style:name="Section" style:family="text" style:parent-style-name="Default_2c__20_custom">
      <style:text-properties fo:font-style="italic" fo:font-weight="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Default_2c__20_custom" style:display-name="Default, custom" style:family="text">
      <style:text-properties style:font-name="Arial" fo:font-size="11pt"/>
    </style:style>
    <style:style style:name="Article_20_title" style:display-name="Article title" style:family="text" style:parent-style-name="Book_20_title">
      <style:text-properties fo:font-style="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OLE" style:family="graphic">
      <style:graphic-properties text:anchor-type="paragraph" svg:x="0in" svg:y="0in" fo:margin-top="0in" fo:margin-bottom="0.1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fo:margin-top="0in" fo:margin-bottom="0.0598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0.15in" fo:margin-left="0.35in"/>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0.15in" fo:margin-left="0.55in"/>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0.15in" fo:margin-left="0.75in"/>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0.15in" fo:margin-left="0.95in"/>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0.15in" fo:margin-left="1.15in"/>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0.15in" fo:margin-left="1.35in"/>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0.15in" fo:margin-left="1.55in"/>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0.15in" fo:margin-left="1.75in"/>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0.15in" fo:margin-left="1.95in"/>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0.15in" fo:margin-left="2.15in"/>
        </style:list-level-properties>
        <style:text-properties style:font-name="Arial1"/>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0.1in" fo:margin-left="0.3in"/>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0.1in" fo:margin-left="0.5in"/>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0.1in" fo:margin-left="0.7in"/>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0.1in" fo:margin-left="0.9in"/>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0.1in" fo:margin-left="1.1in"/>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0.1in" fo:margin-left="1.3in"/>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0.1in" fo:margin-left="1.5in"/>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0.1in" fo:margin-left="1.7in"/>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0.1in" fo:margin-left="1.9in"/>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0.1in" fo:margin-left="2.1in"/>
        </style:list-level-properties>
        <style:text-properties style:font-name="Arial1"/>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0.3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3in" fo:margin-left="0.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3in" fo:margin-left="0.9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0.3in" fo:margin-left="1.1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0.3in" fo:margin-left="1.3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0.3in" fo:margin-left="1.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0.3in" fo:margin-left="1.7in"/>
        </style:list-level-properties>
      </text:list-level-style-number>
      <text:list-level-style-bullet text:level="8" text:style-name="Bullet_20_Symbols" text:bullet-char="•">
        <style:list-level-properties text:list-level-position-and-space-mode="label-alignment">
          <style:list-level-label-alignment text:label-followed-by="listtab" fo:text-indent="-0.3in" fo:margin-left="1.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3in" fo:margin-left="2.1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3in" fo:margin-left="2.3in"/>
        </style:list-level-properties>
        <style:text-properties style:font-name="Star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0.1in" fo:margin-left="0.5in"/>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0.1in" fo:margin-left="0.7in"/>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0.1in" fo:margin-left="0.9in"/>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0.1in" fo:margin-left="1.1in"/>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0.1in" fo:margin-left="1.3in"/>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0.1in" fo:margin-left="1.5in"/>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0.1in" fo:margin-left="1.7in"/>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0.1in" fo:margin-left="1.9in"/>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0.1in" fo:margin-left="2.1in"/>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0.1in" fo:margin-left="2.3in"/>
        </style:list-level-properties>
        <style:text-properties style:font-name="Arial1"/>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0.15in" fo:margin-left="0.55in"/>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0.15in" fo:margin-left="0.75in"/>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0.15in" fo:margin-left="0.95in"/>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0.15in" fo:margin-left="1.15in"/>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0.15in" fo:margin-left="1.35in"/>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0.15in" fo:margin-left="1.55in"/>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0.15in" fo:margin-left="1.75in"/>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0.15in" fo:margin-left="1.95in"/>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0.15in" fo:margin-left="2.15in"/>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0.15in" fo:margin-left="2.35in"/>
        </style:list-level-properties>
        <style:text-properties style:font-name="Arial1"/>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0.15in" fo:margin-left="0.15in"/>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0.15in" fo:margin-left="0.35in"/>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0.15in" fo:margin-left="0.55in"/>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0.15in" fo:margin-left="0.75in"/>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0.15in" fo:margin-left="0.95in"/>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0.15in" fo:margin-left="1.15in"/>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0.15in" fo:margin-left="1.35in"/>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0.15in" fo:margin-left="1.55in"/>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0.15in" fo:margin-left="1.75in"/>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0.15in" fo:margin-left="1.95in"/>
        </style:list-level-properties>
        <style:text-properties style:font-name="Arial1"/>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0.1in" fo:margin-left="0.1in"/>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0.1in" fo:margin-left="0.3in"/>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0.1in" fo:margin-left="0.5in"/>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0.1in" fo:margin-left="0.7in"/>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0.1in" fo:margin-left="0.9in"/>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0.1in" fo:margin-left="1.1in"/>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0.1in" fo:margin-left="1.3in"/>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0.1in" fo:margin-left="1.5in"/>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0.1in" fo:margin-left="1.7in"/>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0.1in" fo:margin-left="1.9in"/>
        </style:list-level-properties>
        <style:text-properties style:font-name="Arial1"/>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0.3in" fo:margin-left="0.7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3in" fo:margin-left="0.9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0.3in" fo:margin-left="1.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0.3in" fo:margin-left="1.3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0.3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0.3in" fo:margin-left="1.7in"/>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0.3in" fo:margin-left="1.9in"/>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0.3in" fo:margin-left="2.1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fo:text-indent="-0.3in" fo:margin-left="2.3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fo:text-indent="-0.3in" fo:margin-left="2.5in"/>
        </style:list-level-properties>
        <style:text-properties style:font-name="Star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3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3in" fo:margin-left="0.7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0.3in" fo:margin-left="0.9in"/>
        </style:list-level-properties>
      </text:list-level-style-number>
      <text:list-level-style-number text:level="5" style:num-prefix="(" style:num-suffix=")" style:num-format="1">
        <style:list-level-properties text:list-level-position-and-space-mode="label-alignment">
          <style:list-level-label-alignment text:label-followed-by="listtab" fo:text-indent="-0.3in" fo:margin-left="1.1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0.3in" fo:margin-left="1.3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0.3in" fo:margin-left="1.5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0.3in" fo:margin-left="1.7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0.3in" fo:margin-left="1.9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0.3in" fo:margin-left="2.1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in" fo:margin-bottom="0.3in" fo:margin-left="0.3in" fo:margin-right="0.3in" style:shadow="none"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4">
      <style:page-layout-properties fo:page-width="11in" fo:page-height="8.5in" style:num-format="1" style:print-orientation="landscape" fo:margin-top="0.3in" fo:margin-bottom="0.3in" fo:margin-left="0.3in" fo:margin-right="0.3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11in" fo:page-height="8.5in" style:num-format="1" style:print-orientation="landscape"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11in" fo:page-height="8.5in" style:num-format="1" style:print-orientation="landscape"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1in" fo:margin-bottom="1in" fo:margin-left="1in" fo:margin-right="1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8">
      <style:page-layout-properties fo:page-width="11in" fo:page-height="8.5in" style:num-format="1" style:print-orientation="landscape"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master-page style:name="Portrait_2c__20_3_2f_4_22__20_margins" style:display-name="Portrait, 3/4&quot; margins" style:page-layout-name="Mpm1"/>
    <style:master-page style:name="Portrait_2c__20_1_2f_2_22__20_margins" style:display-name="Portrait, 1/2&quot; margins" style:page-layout-name="Mpm2"/>
    <style:master-page style:name="Portrait_2c__20_0.3_22__20_margins" style:display-name="Portrait, 0.3&quot; margins" style:page-layout-name="Mpm3"/>
    <style:master-page style:name="Landscape_2c__20_0.3_22__20_margins" style:display-name="Landscape, 0.3&quot; margins" style:page-layout-name="Mpm4"/>
    <style:master-page style:name="Landscape_2c__20_1_2f_2_22__20_margins" style:display-name="Landscape, 1/2&quot; margins" style:page-layout-name="Mpm5"/>
    <style:master-page style:name="Landscape_2c__20_3_2f_4_22__20_margins" style:display-name="Landscape, 3/4&quot; margins" style:page-layout-name="Mpm6"/>
    <style:master-page style:name="Portrait_2c__20_1_22__20_margins" style:display-name="Portrait, 1&quot; margins" style:page-layout-name="Mpm7"/>
    <style:master-page style:name="Landscape_2c__20_1_22__20_margins" style:display-name="Landscape, 1&quot; margins" style:page-layout-name="Mpm8"/>
    <style:master-page style:name="Title_20_page_2c__20_portrait" style:display-name="Title page, portrait" style:page-layout-name="Mpm9" style:next-style-name="Standard"/>
    <style:master-page style:name="Title_20_page_2c__20_landscape" style:display-name="Title page, landscape"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6-06T16:54:44.40</meta:creation-date>
    <meta:generator>OpenOffice.org/3.2$Win32 OpenOffice.org_project/320m18$Build-9502</meta:generator>
    <meta:editing-duration>PT00H00M00S</meta:editing-duration>
    <meta:editing-cycles>1</meta:editing-cycles>
    <meta:document-statistic meta:table-count="0" meta:image-count="1" meta:object-count="0" meta:page-count="5" meta:paragraph-count="152" meta:word-count="1886" meta:character-count="11876"/>
    <meta:template xlink:type="simple" xlink:actuate="onRequest" xlink:title="don_normal" xlink:href="../don_normal.ott" meta:date="2013-04-08T13:31:07"/>
  </office:meta>
</office:document-meta>
</file>